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alibri" svg:font-family="Calibri" style:font-family-generic="roman" style:font-pitch="variable"/>
    <style:font-face style:name="Cambria" svg:font-family="Cambria" style:font-family-generic="roman" style:font-pitch="variable"/>
    <style:font-face style:name="Times New Roman" svg:font-family="'Times New Roman'" style:font-adornments="Bold" style:font-family-generic="roman" style:font-pitch="variable"/>
    <style:font-face style:name="Arial" svg:font-family="Arial" style:font-family-generic="swiss" style:font-pitch="variable"/>
    <style:font-face style:name="Calibri2" svg:font-family="Calibri" style:font-family-generic="swiss" style:font-pitch="variable"/>
    <style:font-face style:name="Calibri1" svg:font-family="Calibri" style:font-adornments="Regular" style:font-family-generic="swiss" style:font-pitch="variable"/>
    <style:font-face style:name="F" svg:font-family="" style:font-family-generic="system" style:font-pitch="variable"/>
    <style:font-face style:name="Calibri3"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paragraph-rsid="00060df3"/>
    </style:style>
    <style:style style:name="P2" style:family="paragraph" style:parent-style-name="Standard">
      <style:text-properties officeooo:paragraph-rsid="00069627"/>
    </style:style>
    <style:style style:name="P3" style:family="paragraph" style:parent-style-name="Standard">
      <style:text-properties style:font-name="Calibri2" fo:font-size="11pt" officeooo:paragraph-rsid="000b6c26" style:font-size-asian="11pt" style:font-size-complex="11pt"/>
    </style:style>
    <style:style style:name="P4" style:family="paragraph" style:parent-style-name="Standard">
      <style:text-properties fo:font-weight="normal" officeooo:paragraph-rsid="00069627" style:font-weight-asian="normal" style:font-weight-complex="normal"/>
    </style:style>
    <style:style style:name="P5" style:family="paragraph" style:parent-style-name="Standard">
      <style:text-properties fo:font-weight="normal" officeooo:paragraph-rsid="001264be" style:font-weight-asian="normal" style:font-weight-complex="normal"/>
    </style:style>
    <style:style style:name="P6" style:family="paragraph" style:parent-style-name="Standard">
      <style:text-properties officeooo:paragraph-rsid="0009f037"/>
    </style:style>
    <style:style style:name="P7" style:family="paragraph" style:parent-style-name="Standard">
      <style:text-properties officeooo:paragraph-rsid="000b6c26"/>
    </style:style>
    <style:style style:name="P8" style:family="paragraph" style:parent-style-name="Standard">
      <style:text-properties officeooo:paragraph-rsid="000da901"/>
    </style:style>
    <style:style style:name="P9" style:family="paragraph" style:parent-style-name="Standard">
      <style:text-properties officeooo:paragraph-rsid="000f233d"/>
    </style:style>
    <style:style style:name="P10" style:family="paragraph" style:parent-style-name="Standard">
      <style:text-properties officeooo:paragraph-rsid="001264be"/>
    </style:style>
    <style:style style:name="P11" style:family="paragraph" style:parent-style-name="Standard">
      <style:text-properties officeooo:paragraph-rsid="00128074"/>
    </style:style>
    <style:style style:name="P12" style:family="paragraph" style:parent-style-name="Standard">
      <style:paragraph-properties fo:margin-top="0cm" fo:margin-bottom="0cm" style:contextual-spacing="false" fo:line-height="200%"/>
    </style:style>
    <style:style style:name="P13" style:family="paragraph" style:parent-style-name="Standard">
      <style:paragraph-properties fo:margin-top="0cm" fo:margin-bottom="0cm" style:contextual-spacing="false" fo:line-height="200%"/>
      <style:text-properties officeooo:paragraph-rsid="000c887b"/>
    </style:style>
    <style:style style:name="P14" style:family="paragraph" style:parent-style-name="Heading_20_1">
      <style:text-properties officeooo:paragraph-rsid="000c887b"/>
    </style:style>
    <style:style style:name="P15" style:family="paragraph" style:parent-style-name="Heading_20_1" style:master-page-name="Standard">
      <style:paragraph-properties fo:text-align="center" style:justify-single-word="false" style:page-number="auto"/>
      <style:text-properties officeooo:paragraph-rsid="00060df3"/>
    </style:style>
    <style:style style:name="P16" style:family="paragraph" style:parent-style-name="Heading_20_2">
      <style:paragraph-properties fo:text-align="center" style:justify-single-word="false"/>
      <style:text-properties officeooo:paragraph-rsid="00060df3"/>
    </style:style>
    <style:style style:name="P17" style:family="paragraph" style:parent-style-name="Heading_20_3">
      <style:paragraph-properties fo:text-align="center" style:justify-single-word="false"/>
      <style:text-properties officeooo:paragraph-rsid="000b6c26"/>
    </style:style>
    <style:style style:name="P18" style:family="paragraph" style:parent-style-name="PL-Paragraph">
      <style:text-properties officeooo:paragraph-rsid="00060df3"/>
    </style:style>
    <style:style style:name="P19" style:family="paragraph" style:parent-style-name="PL-Paragraph">
      <style:text-properties style:font-name="Calibri2" fo:font-size="11pt" fo:font-style="normal" style:text-underline-style="none" fo:font-weight="normal" officeooo:paragraph-rsid="00060df3" style:font-size-asian="11pt" style:font-style-asian="normal" style:font-weight-asian="normal" style:font-size-complex="11pt" style:font-style-complex="normal" style:font-weight-complex="normal"/>
    </style:style>
    <style:style style:name="T1" style:family="text">
      <style:text-properties fo:font-style="italic"/>
    </style:style>
    <style:style style:name="T2" style:family="text">
      <style:text-properties fo:font-style="italic" officeooo:rsid="00069627" style:font-style-asian="italic"/>
    </style:style>
    <style:style style:name="T3" style:family="text">
      <style:text-properties fo:font-style="italic" officeooo:rsid="00069627" style:font-style-asian="italic" style:font-style-complex="italic"/>
    </style:style>
    <style:style style:name="T4" style:family="text">
      <style:text-properties fo:font-style="italic" officeooo:rsid="001264be" style:font-style-asian="italic" style:font-style-complex="italic"/>
    </style:style>
    <style:style style:name="T5" style:family="text">
      <style:text-properties fo:font-style="italic" officeooo:rsid="000c887b"/>
    </style:style>
    <style:style style:name="T6" style:family="text">
      <style:text-properties fo:font-style="italic" fo:font-weight="normal" officeooo:rsid="00069627" style:font-style-asian="italic" style:font-weight-asian="normal" style:font-style-complex="italic" style:font-weight-complex="normal"/>
    </style:style>
    <style:style style:name="T7" style:family="text">
      <style:text-properties fo:font-style="italic" fo:font-weight="normal" officeooo:rsid="000c887b" style:font-style-asian="italic" style:font-weight-asian="normal" style:font-style-complex="italic" style:font-weight-complex="normal"/>
    </style:style>
    <style:style style:name="T8" style:family="text">
      <style:text-properties fo:font-weight="bold" style:font-weight-asian="bold"/>
    </style:style>
    <style:style style:name="T9" style:family="text">
      <style:text-properties fo:font-weight="bold" officeooo:rsid="00c4f765" style:font-weight-asian="bold"/>
    </style:style>
    <style:style style:name="T10" style:family="text">
      <style:text-properties fo:font-weight="bold" officeooo:rsid="00069627" style:font-weight-asian="bold"/>
    </style:style>
    <style:style style:name="T11" style:family="text">
      <style:text-properties fo:font-weight="bold" officeooo:rsid="00c94185" style:font-weight-asian="bold"/>
    </style:style>
    <style:style style:name="T12" style:family="text">
      <style:text-properties fo:font-weight="bold" officeooo:rsid="0009f037" style:font-weight-asian="bold"/>
    </style:style>
    <style:style style:name="T13" style:family="text">
      <style:text-properties fo:font-weight="bold" officeooo:rsid="000b6c26" style:font-weight-asian="bold"/>
    </style:style>
    <style:style style:name="T14" style:family="text">
      <style:text-properties fo:font-weight="bold" officeooo:rsid="000c887b" style:font-weight-asian="bold"/>
    </style:style>
    <style:style style:name="T15" style:family="text">
      <style:text-properties fo:font-weight="bold" officeooo:rsid="000da901" style:font-weight-asian="bold"/>
    </style:style>
    <style:style style:name="T16" style:family="text">
      <style:text-properties fo:font-weight="bold" officeooo:rsid="000f233d" style:font-weight-asian="bold"/>
    </style:style>
    <style:style style:name="T17" style:family="text">
      <style:text-properties fo:font-weight="bold" officeooo:rsid="001264be" style:font-weight-asian="bold"/>
    </style:style>
    <style:style style:name="T18" style:family="text">
      <style:text-properties fo:font-weight="bold" officeooo:rsid="00128074" style:font-weight-asian="bold"/>
    </style:style>
    <style:style style:name="T19" style:family="text">
      <style:text-properties officeooo:rsid="00060df3"/>
    </style:style>
    <style:style style:name="T20" style:family="text">
      <style:text-properties fo:font-style="normal" style:text-underline-style="none" fo:font-weight="normal" style:font-style-asian="normal" style:font-weight-asian="normal" style:font-style-complex="normal" style:font-weight-complex="normal"/>
    </style:style>
    <style:style style:name="T21" style:family="text">
      <style:text-properties fo:font-style="normal" officeooo:rsid="00069627" style:font-style-asian="normal" style:font-style-complex="normal"/>
    </style:style>
    <style:style style:name="T22" style:family="text">
      <style:text-properties fo:font-style="normal" officeooo:rsid="000c887b" style:font-style-asian="normal" style:font-style-complex="normal"/>
    </style:style>
    <style:style style:name="T23" style:family="text">
      <style:text-properties fo:font-style="normal" officeooo:rsid="001264be" style:font-style-asian="normal" style:font-style-complex="normal"/>
    </style:style>
    <style:style style:name="T24" style:family="text">
      <style:text-properties officeooo:rsid="00d04660"/>
    </style:style>
    <style:style style:name="T25" style:family="text">
      <style:text-properties officeooo:rsid="00c66201"/>
    </style:style>
    <style:style style:name="T26" style:family="text">
      <style:text-properties officeooo:rsid="00c4f765"/>
    </style:style>
    <style:style style:name="T27" style:family="text">
      <style:text-properties officeooo:rsid="00069627"/>
    </style:style>
    <style:style style:name="T28" style:family="text">
      <style:text-properties style:font-name="Calibri2" fo:font-size="11pt" style:font-size-asian="11pt" style:font-size-complex="11pt"/>
    </style:style>
    <style:style style:name="T29" style:family="text">
      <style:text-properties style:font-name="Calibri2" fo:font-size="11pt" fo:font-weight="bold" officeooo:rsid="00069627" style:font-size-asian="11pt" style:font-weight-asian="bold" style:font-size-complex="11pt"/>
    </style:style>
    <style:style style:name="T30" style:family="text">
      <style:text-properties style:font-name="Calibri2" fo:font-size="11pt" fo:font-weight="bold" officeooo:rsid="0010d0d2" style:font-size-asian="11pt" style:font-weight-asian="bold" style:font-size-complex="11pt"/>
    </style:style>
    <style:style style:name="T31" style:family="text">
      <style:text-properties style:font-name="Calibri2" fo:font-size="11pt" fo:font-style="normal" style:text-underline-style="none" fo:font-weight="normal" style:font-size-asian="11pt" style:font-style-asian="normal" style:font-weight-asian="normal" style:font-size-complex="11pt" style:font-style-complex="normal" style:font-weight-complex="normal"/>
    </style:style>
    <style:style style:name="T32" style:family="text">
      <style:text-properties style:font-name="Calibri2" fo:font-size="11pt" fo:font-weight="normal" officeooo:rsid="000b6c26" style:font-size-asian="11pt" style:font-weight-asian="normal" style:font-size-complex="11pt" style:font-weight-complex="normal"/>
    </style:style>
    <style:style style:name="T33" style:family="text">
      <style:text-properties style:font-name="Calibri2" fo:font-size="11pt" fo:font-weight="normal" officeooo:rsid="001264be" style:font-size-asian="11pt" style:font-weight-asian="normal" style:font-size-complex="11pt" style:font-weight-complex="normal"/>
    </style:style>
    <style:style style:name="T34" style:family="text">
      <style:text-properties style:font-name="Calibri2" fo:font-size="11pt" fo:font-style="italic" fo:font-weight="normal" officeooo:rsid="000b6c26" style:font-size-asian="11pt" style:font-style-asian="italic" style:font-weight-asian="normal" style:font-size-complex="11pt" style:font-style-complex="italic" style:font-weight-complex="normal"/>
    </style:style>
    <style:style style:name="T35" style:family="text">
      <style:text-properties officeooo:rsid="000858cd"/>
    </style:style>
    <style:style style:name="T36" style:family="text">
      <style:text-properties officeooo:rsid="0009f037"/>
    </style:style>
    <style:style style:name="T37" style:family="text">
      <style:text-properties officeooo:rsid="000b6c26"/>
    </style:style>
    <style:style style:name="T38" style:family="text">
      <style:text-properties fo:font-weight="normal" officeooo:rsid="00069627" style:font-weight-asian="normal" style:font-weight-complex="normal"/>
    </style:style>
    <style:style style:name="T39" style:family="text">
      <style:text-properties fo:font-weight="normal" officeooo:rsid="000b6c26" style:font-weight-asian="normal" style:font-weight-complex="normal"/>
    </style:style>
    <style:style style:name="T40" style:family="text">
      <style:text-properties fo:font-weight="normal" officeooo:rsid="000c887b" style:font-weight-asian="normal" style:font-weight-complex="normal"/>
    </style:style>
    <style:style style:name="T41" style:family="text">
      <style:text-properties fo:font-weight="normal" officeooo:rsid="001264be" style:font-weight-asian="normal" style:font-weight-complex="normal"/>
    </style:style>
    <style:style style:name="T42" style:family="text">
      <style:text-properties officeooo:rsid="000c887b"/>
    </style:style>
    <style:style style:name="T43" style:family="text">
      <style:text-properties officeooo:rsid="001264be"/>
    </style:style>
    <style:style style:name="T44" style:family="text">
      <style:text-properties officeooo:rsid="0012807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 text:outline-level="1">Branch, Merge, Commit: New forms of Open Source for Designing With BIM</text:h>
      <text:h text:style-name="P16" text:outline-level="2"><text:span text:style-name="T19">Phil Langley</text:span></text:h>
      <text:h text:style-name="P17" text:outline-level="3"><text:span text:style-name="T19">School of Architecture, University of Sheffield, <text:s/></text:span><text:span text:style-name="T37">https://github.com/phiLangley <text:s/></text:span><text:span text:style-name="T19">arp12ppl@sheffield.ac.uk</text:span></text:h>
      <text:p text:style-name="Standard"/>
      <text:h text:style-name="Heading_20_2" text:outline-level="2">Abstract</text:h>
      <text:p text:style-name="P3"><text:span text:style-name="T20">This paper proposes a new method of designing with BIM technology firstly with the application of two contemporary methods of computing – open source and object orientated - <text:s/>and secondly the adoption of the versioning software platform 'GitHub' as a means of harnessing them and to encourage wider participation in the processes of designing with BIM.</text:span></text:p>
      <text:p text:style-name="P3"><text:span text:style-name="T20">BIM software represents a significant move from the traditional skeuomorphic paradigm of CAD as drawing board to something new, that is in and of itself. Whilst this offers the designer huge potential, it also presents a difficulty. BIM software requires alternate, and unfamiliar, design processes and work flows – collaborative, concurrent, continuous.</text:span></text:p>
      <text:p text:style-name="P19">I propose to re-configure two existing methods of computing; open source (from software design) and object- orientated (from approaches to programming and code).</text:p>
      <text:p text:style-name="P18"><text:span text:style-name="T31">Briefly, open source is traditionally understood as the release of the source code for computer programmes. Typically, however the environment of open software is one where the users and developers are basically the same and in which the</text:span><text:span text:style-name="Strong_20_Emphasis"><text:span text:style-name="T31"> 'extended negotiation' between user and programmer becomes a closed loop. This is analogous to existing BIM working practices – closed loops of expert users. In the method proposed here, the loop must be prised open, to allow access and contribution to a wider range of of participants. </text:span></text:span><text:span text:style-name="T31">In programming terms, an object orientated approach is one whereby elements of the code are organised in such a way that they may be more easily understood and edited as well as quickly reused and re-structured – they are assembled components </text:span><text:span text:style-name="Strong_20_Emphasis"><text:span text:style-name="T31">in the same way that BIM can be described as a technology of <text:s/>'assembled objects'.</text:span></text:span></text:p>
      <text:p text:style-name="P1"><text:span text:style-name="Strong_20_Emphasis"><text:span text:style-name="T31">By viewing BIM design methods as component assemblies, and then opening access to both the components and the rules of assembly, BIM practitioners have the possibility to create new methods of designing with BIM, through wider participation in the processes associated with it.</text:span></text:span><text:span text:style-name="T28"> </text:span></text:p>
      <text:h text:style-name="Heading_20_2" text:outline-level="2">Section(s)</text:h>
      <text:p text:style-name="P2"><text:span text:style-name="Strong_20_Emphasis"><text:span text:style-name="T27">1. </text:span></text:span><text:span text:style-name="Strong_20_Emphasis"><text:span text:style-name="T24">Intro</text:span></text:span><text:span text:style-name="Strong_20_Emphasis"><text:span text:style-name="T27">duction</text:span></text:span><text:span text:style-name="Strong_20_Emphasis"><text:span text:style-name="T24"> – </text:span></text:span><text:span text:style-name="Strong_20_Emphasis"><text:span text:style-name="T44">Defining</text:span></text:span><text:span text:style-name="Strong_20_Emphasis"><text:span text:style-name="T25"> a BIM method</text:span></text:span><text:span text:style-name="T8"> </text:span></text:p>
      <text:p text:style-name="P10"><text:span text:style-name="T10">2. </text:span><text:span text:style-name="T9">Collaborative </text:span><text:span text:style-name="T14">(commit)</text:span><text:span text:style-name="T9"> - </text:span><text:span text:style-name="T18">P</text:span><text:span text:style-name="T10">art, component, assembly</text:span></text:p>
      <text:p text:style-name="P2"><text:span text:style-name="T12">3</text:span><text:span text:style-name="T10">. </text:span><text:span text:style-name="T9">Concurrent </text:span><text:span text:style-name="T14">(branch) </text:span><text:span text:style-name="T12">–</text:span><text:span text:style-name="T9"> </text:span><text:span text:style-name="T16">Many</text:span><text:span text:style-name="T11"> </text:span><text:span text:style-name="T10">version</text:span><text:span text:style-name="T16">s</text:span></text:p>
      <text:p text:style-name="P6"><text:span text:style-name="T12">4</text:span><text:span text:style-name="T10">. </text:span><text:span text:style-name="T9">C</text:span><text:span text:style-name="Strong_20_Emphasis"><text:span text:style-name="T26">ontinuous <text:s/></text:span></text:span><text:span text:style-name="Strong_20_Emphasis"><text:span text:style-name="T42">(merge) </text:span></text:span><text:span text:style-name="Strong_20_Emphasis"><text:span text:style-name="T26">- </text:span></text:span><text:span text:style-name="Strong_20_Emphasis"><text:span text:style-name="T10">Authorship</text:span></text:span></text:p>
      <text:p text:style-name="P6"><text:span text:style-name="T12">5</text:span><text:span text:style-name="T10">. Conclusion </text:span><text:span text:style-name="T12">- </text:span><text:span text:style-name="T15">M</text:span><text:span text:style-name="Strong_20_Emphasis"><text:span text:style-name="T10">y open source PhD</text:span></text:span></text:p>
      <text:h text:style-name="Heading_20_2" text:outline-level="2"><text:soft-page-break/>References</text:h>
      <text:p text:style-name="P12">Alexander, C. (1964). <text:span text:style-name="T1">Notes on the Synthesis of Form.</text:span> Harvard University Press.</text:p>
      <text:p text:style-name="P12">Alexander, C. (1978). <text:span text:style-name="T1">A Pattern Language: Towns, Buildings, Construction</text:span>. OUP USA.</text:p>
      <text:p text:style-name="P12">Engeli, M. (2001). <text:span text:style-name="T1">Bits and Spaces: CAAD for Physiscal, Virtual and Hybrid Architecture at ETH Zurich</text:span> (1st ed.). Birkhäuser.</text:p>
      <text:p text:style-name="P13">Fuller, M. (2003). <text:span text:style-name="T1">Behind the blip: essays on the culture of software</text:span>.</text:p>
      <text:p text:style-name="P12">GitHub Data | NetWords. (n.d.). Retrieved May 24, 2013, from <text:a xlink:type="simple" xlink:href="http://labs.sapo.pt/networds/2012/05/09/github-data/">http://labs.sapo.pt/networds/2012/05/09/github-data/</text:a></text:p>
      <text:p text:style-name="P12">Github explorer. (n.d.). Retrieved May 24, 2013, from <text:a xlink:type="simple" xlink:href="http://lumberjaph.net/graph/2010/03/25/github-explorer.html">http://lumberjaph.net/graph/2010/03/25/github-explorer.html</text:a></text:p>
      <text:p text:style-name="P13"><text:span text:style-name="T42">Goffey, A .(2008). Algorithm. In Fuller, M. (Ed), </text:span><text:span text:style-name="T5">Software Studies: A Lexicon </text:span><text:span text:style-name="T22">(pp. 15-19)</text:span><text:span text:style-name="T42">. The MIT Press.</text:span></text:p>
      <text:p text:style-name="P12">Haraway, D. J. (1991). <text:span text:style-name="T1">Simians, cyborgs and women : the reinvention of nature</text:span>. London: Free Association Books.</text:p>
      <text:p text:style-name="P12">Johnson, R., Gamma, E., Vlissides, J., &amp; Helm, R. (1995). <text:span text:style-name="T1">Design Patterns: Elements of Reusable Object-Oriented Software</text:span>. Addison-Wesley.</text:p>
      <text:p text:style-name="P12">Lord of the Files: How GitHub Tamed Free Software (And More) | Wired Enterprise | Wired.com. (n.d.). <text:span text:style-name="T1">Wired Enterprise</text:span>. Retrieved March 11, 2013, from <text:a xlink:type="simple" xlink:href="http://www.wired.com/wiredenterprise/2012/02/github/">http://www.wired.com/wiredenterprise/2012/02/github/</text:a></text:p>
      <text:p text:style-name="P12">Opensource Architecture. (2013, April 20). In <text:span text:style-name="T1">Wikipedia, the free encyclopedia</text:span>. Retrieved from <text:a xlink:type="simple" xlink:href="http://en.wikipedia.org/w/index.php?title=Opensource_Architecture&amp;oldid=550529455">http://en.wikipedia.org/w/index.php?title=Opensource_Architecture&amp;oldid=550529455</text:a></text:p>
      <text:p text:style-name="P12">Páez, S. M., Lama, J. P. D., &amp; Andrade, L. H. (2012). <text:span text:style-name="T1">Wikiplaza: Request for Comments</text:span>. Actarbirkhauser.</text:p>
      <text:p text:style-name="P12">The GitHub generation: why we’re all in open source now (Wired UK). (n.d.). <text:span text:style-name="T1">Wired UK</text:span>. Retrieved March 11, 2013, from <text:a xlink:type="simple" xlink:href="http://www.wired.co.uk/news/archive/2013-03/11/github-democracy">http://www.wired.co.uk/news/archive/2013-03/11/github-democracy</text:a></text:p>
      <text:p text:style-name="P12"><text:soft-page-break/>This Old (Open Source) House: Man Renovates Home on GitHub | Wired Enterprise | Wired.com. (n.d.). <text:span text:style-name="T1">Wired Enterprise</text:span>. Retrieved March 11, 2013, from <text:a xlink:type="simple" xlink:href="http://www.wired.com/wiredenterprise/2013/01/this-old-house/">http://www.wired.com/wiredenterprise/2013/01/this-old-house/</text:a></text:p>
      <text:p text:style-name="P12">Ullman, E. (2013). <text:span text:style-name="T1">Close to the Machine: Technophilia and its Discontents</text:span> (First.). Pushkin Press.</text:p>
      <text:p text:style-name="P12">Urban Versioning System 1.0 | Situated Technologies. (n.d.). Retrieved May 28, 2013, from <text:a xlink:type="simple" xlink:href="http://www.situatedtechnologies.net/?q=node/85">http://www.situatedtechnologies.net/?q=node/85</text:a></text:p>
      <text:p text:style-name="P12">Wall, L. (n.d.). Perl, the first postmodern computer language. Retrieved March 20, 2013, from <text:a xlink:type="simple" xlink:href="http://www.wall.org/~larry/pm.html">http://www.wall.org/~larry/pm.html</text:a></text:p>
      <text:p text:style-name="P12">Your Startup’s Legal Docs: Now on GitHub | Wired Enterprise | Wired.com. (n.d.). <text:span text:style-name="T1">Wired Enterprise</text:span>. Retrieved March 11, 2013, from <text:a xlink:type="simple" xlink:href="http://www.wired.com/wiredenterprise/2013/03/series-seed/">http://www.wired.com/wiredenterprise/2013/03/series-seed/</text:a></text:p>
      <text:p text:style-name="P13"><text:span text:style-name="T42">Yuill, S .(2008). Interupt. In Fuller, M. (Ed), </text:span><text:span text:style-name="T5">Software Studies: A Lexicon </text:span><text:span text:style-name="T22">(pp. 153-167)</text:span><text:span text:style-name="T42">. The MIT Press.</text:span></text:p>
      <text:h text:style-name="P14" text:outline-level="1">Presentation Outline</text:h>
      <text:h text:style-name="Heading_20_2" text:outline-level="2">Speaker(s)</text:h>
      <text:p text:style-name="P2"><text:span text:style-name="T27">Phil Langley</text:span></text:p>
      <text:h text:style-name="Heading_20_2" text:outline-level="2">Abstract</text:h>
      <text:p text:style-name="P2"><text:span text:style-name="T2">As above.</text:span></text:p>
      <text:h text:style-name="Heading_20_2" text:outline-level="2">Summary</text:h>
      <text:p text:style-name="P11"><text:span text:style-name="Strong_20_Emphasis"><text:span text:style-name="T27">1. </text:span></text:span><text:span text:style-name="Strong_20_Emphasis"><text:span text:style-name="T24">Intro</text:span></text:span><text:span text:style-name="Strong_20_Emphasis"><text:span text:style-name="T27">duction</text:span></text:span><text:span text:style-name="Strong_20_Emphasis"><text:span text:style-name="T24"> - </text:span></text:span><text:span text:style-name="Strong_20_Emphasis"><text:span text:style-name="T44">Defining</text:span></text:span><text:span text:style-name="Strong_20_Emphasis"><text:span text:style-name="T25"> a BIM method</text:span></text:span></text:p>
      <text:p text:style-name="P8"><text:span text:style-name="T38">This will set the context for </text:span><text:span text:style-name="T41">a speculative</text:span><text:span text:style-name="T38"> description of an open source BIM design method as something separate from the tools and technology that the industry use to define BIM (e.g. Revit, IFC....). I identify three modes that are characteristic of BIM work flows - </text:span><text:span text:style-name="T6">collaborative, concurrent and continuous</text:span><text:span text:style-name="T38"> – and </text:span><text:span text:style-name="T39">explore them using the terminology and action</text:span><text:span text:style-name="T40">s</text:span><text:span text:style-name="T39"> </text:span><text:span text:style-name="T40">associated with</text:span><text:span text:style-name="T39"> versioning software</text:span><text:span text:style-name="T38"> –</text:span><text:span text:style-name="T40"> </text:span><text:span text:style-name="T7">commit, branch and merge</text:span><text:span text:style-name="T40">. </text:span></text:p>
      <text:p text:style-name="P10"><text:span text:style-name="T10">2. </text:span><text:span text:style-name="T9">Collaborative </text:span><text:span text:style-name="T17">Behaviour </text:span><text:span text:style-name="T13">(Commit) - </text:span><text:span text:style-name="T10">part, component, assembly</text:span></text:p>
      <text:p text:style-name="P5"><text:span text:style-name="T43">Outside of industry norms, c</text:span><text:span text:style-name="T27">ollaboration is not about </text:span><text:span text:style-name="T43">'</text:span><text:span text:style-name="T27">open</text:span><text:span text:style-name="T43">'</text:span><text:span text:style-name="T27"> technological platforms, </text:span><text:span text:style-name="T43">to access complex model assemblies.</text:span><text:span text:style-name="T27"> </text:span><text:span text:style-name="T43">I</text:span><text:span text:style-name="T27">t is about </text:span><text:span text:style-name="T43">a different idea of</text:span><text:span text:style-name="T27"> system access. Where can I make a contribution? BIM software packages </text:span><text:span text:style-name="T43">(</text:span><text:span text:style-name="T27">for reasons of industry productivity) mediate our interaction with the elements of our design – features such as wall components, for example, are very strict about what constitutes a wall. Object-oriented design processes give me the possibility to access and re-assemble content in new ways, but they never allow me to redefine what the </text:span><text:span text:style-name="T43">'</text:span><text:span text:style-name="T21">thing</text:span><text:span text:style-name="T23">'</text:span><text:span text:style-name="T3"> </text:span><text:span text:style-name="T21">(or </text:span><text:span text:style-name="T3">component</text:span><text:span text:style-name="T21">). </text:span><text:span text:style-name="T27">On the other hand, </text:span><text:span text:style-name="T43">the </text:span><text:span text:style-name="T27">'procedural' algorithms that </text:span><text:span text:style-name="T43">make up these components</text:span><text:span text:style-name="T27"> allow </text:span><text:soft-page-break/><text:span text:style-name="T27">me much more scope to change the </text:span><text:span text:style-name="T4">parts</text:span><text:span text:style-name="T27"> of </text:span><text:span text:style-name="T3">my</text:span><text:span text:style-name="T27"> </text:span><text:span text:style-name="T4">component</text:span><text:span text:style-name="T27"> – I now have </text:span><text:span text:style-name="T43">other</text:span><text:span text:style-name="T27"> way</text:span><text:span text:style-name="T43">s</text:span><text:span text:style-name="T27"> of </text:span><text:span text:style-name="T35">entering </text:span><text:span text:style-name="T43">and collaborating in </text:span><text:span text:style-name="T35">the process. </text:span><text:span text:style-name="T42">C</text:span><text:span text:style-name="T35">ollaborative methods of BIM must support both of these behaviours.</text:span></text:p>
      <text:p text:style-name="P9"><text:span text:style-name="T10">2. </text:span><text:span text:style-name="T9">Concurrent </text:span><text:span text:style-name="T17">Behaviour </text:span><text:span text:style-name="T13">(Branch) </text:span><text:span text:style-name="T16">- Many</text:span><text:span text:style-name="T11"> </text:span><text:span text:style-name="T10">version</text:span><text:span text:style-name="T16">s</text:span></text:p>
      <text:p text:style-name="P4"><text:span text:style-name="T27">What does open source really mean, beyond 'open access'? Versioning technology, such as </text:span><text:span text:style-name="T43">G</text:span><text:span text:style-name="T27">itHub offer decentralized, collaborative and genuinely open work flows</text:span><text:span text:style-name="T35"> that are most </text:span><text:span text:style-name="T36">commonly used in software development. Concurrence, as a design behaviour, is used to develop the features and functionality of a piece of software over time, without upsetting that core stability of the software itself. It also means that I can take my own 'branch' of a piece of open source software and modify only one small aspect (a part of the user interface for example), while retaining the functionality of the software assembly. Github and similar software technologies are being used in more novel ways than just software development and offer a powerful modification to the centralised (and therefore closed</text:span><text:span text:style-name="T43">)</text:span><text:span text:style-name="T36"> industry models.</text:span></text:p>
      <text:p text:style-name="P10"><text:span text:style-name="T10">3. </text:span><text:span text:style-name="T9">C</text:span><text:span text:style-name="Strong_20_Emphasis"><text:span text:style-name="T26">ontinuous </text:span></text:span><text:span text:style-name="Strong_20_Emphasis"><text:span text:style-name="T17">Behaviour </text:span></text:span><text:span text:style-name="Strong_20_Emphasis"><text:span text:style-name="T37">(</text:span></text:span><text:span text:style-name="Strong_20_Emphasis"><text:span text:style-name="T13">Merge) – </text:span></text:span><text:span text:style-name="Strong_20_Emphasis"><text:span text:style-name="T29">Authorship</text:span></text:span></text:p>
      <text:p text:style-name="P7"><text:span text:style-name="Strong_20_Emphasis"><text:span text:style-name="T32"><text:s/>In architecture we still have the idea of </text:span></text:span><text:span text:style-name="Strong_20_Emphasis"><text:span text:style-name="T34">the</text:span></text:span><text:span text:style-name="Strong_20_Emphasis"><text:span text:style-name="T32"> designer </text:span></text:span><text:span text:style-name="Strong_20_Emphasis"><text:span text:style-name="T33">but c</text:span></text:span><text:span text:style-name="Strong_20_Emphasis"><text:span text:style-name="T32">ontinuous design processes change completely the idea of authorship. In the industry context, this question is most commonly about the responsibility for a 'shared' model. In an educational context, it is a bit more complicated. We need new ways to evaluate the contribution of individuals to a continuous design model.</text:span></text:span></text:p>
      <text:p text:style-name="P2"><text:span text:style-name="Strong_20_Emphasis"><text:span text:style-name="T29">4. Conclusion – </text:span></text:span><text:span text:style-name="Strong_20_Emphasis"><text:span text:style-name="T30">M</text:span></text:span><text:span text:style-name="Strong_20_Emphasis"><text:span text:style-name="T29">y open source PhD</text:span></text:span></text:p>
      <text:p text:style-name="P7"><text:span text:style-name="T37">My ongoing PhD, including the notes and slides of this presentation, is available for use on </text:span><text:span text:style-name="T43">G</text:span><text:span text:style-name="T37">itHub https://github.com/phiLangley</text:span></text:p>
      <text:p text:style-name="P7"/>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Calibri" svg:font-family="Calibri" style:font-family-generic="roman" style:font-pitch="variable"/>
    <style:font-face style:name="Cambria" svg:font-family="Cambria" style:font-family-generic="roman" style:font-pitch="variable"/>
    <style:font-face style:name="Times New Roman" svg:font-family="'Times New Roman'" style:font-adornments="Bold" style:font-family-generic="roman" style:font-pitch="variable"/>
    <style:font-face style:name="Arial" svg:font-family="Arial" style:font-family-generic="swiss" style:font-pitch="variable"/>
    <style:font-face style:name="Calibri2" svg:font-family="Calibri" style:font-family-generic="swiss" style:font-pitch="variable"/>
    <style:font-face style:name="Calibri1" svg:font-family="Calibri" style:font-adornments="Regular" style:font-family-generic="swiss" style:font-pitch="variable"/>
    <style:font-face style:name="F" svg:font-family="" style:font-family-generic="system" style:font-pitch="variable"/>
    <style:font-face style:name="Calibri3"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GB" style:letter-kerning="true" style:font-size-asian="11pt" style:language-asian="en" style:country-asian="US" style:font-size-complex="11pt" style:language-complex="ar" style:country-complex="SA"/>
    </style:default-style>
    <style:default-style style:family="paragraph">
      <style:paragraph-properties fo:margin-top="0cm" fo:margin-bottom="0.353cm" style:contextual-spacing="false" fo:line-height="115%" fo:hyphenation-ladder-count="no-limit" style:text-autospace="ideograph-alpha" style:punctuation-wrap="hanging" style:line-break="strict" style:tab-stop-distance="1.27cm" style:writing-mode="page"/>
      <style:text-properties style:use-window-font-color="true" style:font-name="Calibri" fo:font-size="11pt" fo:language="en" fo:country="GB" style:letter-kerning="true" style:font-name-asian="SimSun" style:font-size-asian="11pt" style:language-asian="en" style:country-asian="US" style:font-name-complex="Calibri3"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default-outline-level="1" style:list-style-name="" style:class="text">
      <style:paragraph-properties fo:margin-top="0.847cm" fo:margin-bottom="0cm" style:contextual-spacing="false" fo:keep-together="always" fo:keep-with-next="always"/>
      <style:text-properties fo:color="#365f91" style:font-name="Cambria" fo:font-size="14pt" fo:font-weight="bold" style:font-size-asian="14pt" style:font-weight-asian="bold" style:font-name-complex="F" style:font-size-complex="14pt" style:font-weight-complex="bold"/>
    </style:style>
    <style:style style:name="Heading_20_2" style:display-name="Heading 2" style:family="paragraph" style:parent-style-name="Standard" style:default-outline-level="2" style:list-style-name="" style:class="text">
      <style:paragraph-properties fo:margin-top="0.353cm" fo:margin-bottom="0cm" style:contextual-spacing="false" fo:keep-together="always" fo:keep-with-next="always"/>
      <style:text-properties fo:color="#4f81bd" style:font-name="Cambria" fo:font-size="13pt" fo:font-weight="bold" style:font-size-asian="13pt" style:font-weight-asian="bold" style:font-name-complex="F" style:font-size-complex="13pt" style:font-weight-complex="bold"/>
    </style:style>
    <style:style style:name="Heading_20_3" style:display-name="Heading 3" style:family="paragraph" style:parent-style-name="Standard" style:default-outline-level="3" style:list-style-name="" style:class="text">
      <style:paragraph-properties fo:margin-top="0.353cm" fo:margin-bottom="0cm" style:contextual-spacing="false" fo:keep-together="always" fo:keep-with-next="always"/>
      <style:text-properties fo:color="#4f81bd" style:font-name="Cambria" fo:font-weight="bold" style:font-weight-asian="bold" style:font-name-complex="F" style:font-weight-complex="bold"/>
    </style:style>
    <style:style style:name="PL-Paragraph" style:family="paragraph" style:parent-style-name="Text_20_body">
      <style:paragraph-properties fo:margin-left="0cm" fo:margin-right="0cm" fo:margin-top="0cm" fo:margin-bottom="0.199cm" style:contextual-spacing="false" fo:line-height="100%" fo:text-indent="0cm" style:auto-text-indent="false" fo:background-color="transparent">
        <style:background-image/>
      </style:paragraph-properties>
      <style:text-properties style:font-name="Calibri1" fo:font-size="12pt" style:font-size-asian="10pt" style:font-size-complex="10pt"/>
    </style:style>
    <style:style style:name="PL-Heading" style:family="paragraph" style:parent-style-name="Standard" style:class="text">
      <style:paragraph-properties fo:margin-left="0cm" fo:margin-right="0cm" fo:margin-top="0cm" fo:margin-bottom="0.3cm" style:contextual-spacing="false" fo:text-indent="0cm" style:auto-text-indent="false" fo:background-color="transparent">
        <style:background-image/>
      </style:paragraph-properties>
      <style:text-properties style:font-name="Times New Roman" fo:font-size="18pt" style:text-underline-style="dotted" style:text-underline-width="auto" style:text-underline-color="font-color" fo:font-weight="bold" officeooo:rsid="003be221" fo:background-color="#ffff00" style:font-size-asian="20pt" style:font-weight-asian="bold" style:font-size-complex="20pt" style:font-weight-complex="bold"/>
    </style:style>
    <style:style style:name="PL-SubHeading" style:family="paragraph" style:parent-style-name="Standard" style:class="text">
      <style:paragraph-properties fo:margin-left="0cm" fo:margin-right="0cm" fo:margin-top="0.3cm" fo:margin-bottom="0.199cm" style:contextual-spacing="false" fo:line-height="100%" fo:text-indent="0cm" style:auto-text-indent="false" fo:background-color="transparent">
        <style:background-image/>
      </style:paragraph-properties>
      <style:text-properties fo:font-weight="bold" officeooo:rsid="004177f9" style:font-size-asian="10.5pt"/>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mbria" fo:font-size="14pt" fo:font-weight="bold" style:font-size-asian="14pt" style:font-weight-asian="bold" style:font-name-complex="F" style:font-size-complex="14pt" style:font-weight-complex="bold"/>
    </style:style>
    <style:style style:name="Heading_20_2_20_Char" style:display-name="Heading 2 Char" style:family="text" style:parent-style-name="Default_20_Paragraph_20_Font">
      <style:text-properties fo:color="#4f81bd" style:font-name="Cambria" fo:font-size="13pt" fo:font-weight="bold" style:font-size-asian="13pt" style:font-weight-asian="bold" style:font-name-complex="F" style:font-size-complex="13pt" style:font-weight-complex="bold"/>
    </style:style>
    <style:style style:name="Heading_20_3_20_Char" style:display-name="Heading 3 Char" style:family="text" style:parent-style-name="Default_20_Paragraph_20_Font">
      <style:text-properties fo:color="#4f81bd" style:font-name="Cambria" fo:font-weight="bold" style:font-weight-asian="bold" style:font-name-complex="F"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nager</meta:initial-creator>
    <dc:creator>p l</dc:creator>
    <meta:editing-cycles>64</meta:editing-cycles>
    <meta:creation-date>2013-04-30T09:20:00</meta:creation-date>
    <dc:date>2013-05-28T16:08:23.21</dc:date>
    <meta:editing-duration>PT1H15M26S</meta:editing-duration>
    <meta:generator>LibreOffice/4.0.2.2$Windows_x86 LibreOffice_project/4c82dcdd6efcd48b1d8bba66bfe1989deee49c3</meta:generator>
    <meta:document-statistic meta:table-count="0" meta:image-count="0" meta:object-count="0" meta:page-count="4" meta:paragraph-count="51" meta:word-count="1123" meta:character-count="7771" meta:non-whitespace-character-count="6678"/>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ZOTERO_PREF_1" meta:value-type="string">&lt;data data-version="3" zotero-version="4.0.8"&gt;&lt;session id="UOEr6uY1"/&gt;&lt;style id="http://www.zotero.org/styles/apa" hasBibliography="1" bibliographyStyleHasBeenSet="0"/&gt;&lt;prefs&gt;&lt;pref name="fieldType" value="ReferenceMark"/&gt;&lt;pref name="storeReferences" value</meta:user-defined>
    <meta:user-defined meta:name="ZOTERO_PREF_2" meta:value-type="string">="true"/&gt;&lt;pref name="automaticJournalAbbreviations" value="true"/&gt;&lt;pref name="noteType" value="0"/&gt;&lt;/prefs&gt;&lt;/data&gt;</meta:user-defined>
    <meta:template xlink:type="simple" xlink:actuate="onRequest" xlink:title="Normal" xlink:href=""/>
  </office:meta>
</office:document-meta>
</file>